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937in" style:line-height-at-least="0.2187in"/>
    </style:style>
    <style:style style:name="T2" style:parent-style-name="DefaultParagraphFont" style:family="text">
      <style:text-properties style:font-name="Helvetica" style:font-name-asian="Times New Roman" style:font-name-complex="Helvetica" fo:font-weight="bold" style:font-weight-asian="bold" style:font-weight-complex="bold" fo:color="#000000" fo:font-size="10.5pt" style:font-size-asian="10.5pt" style:font-size-complex="10.5pt" style:language-asian="en" style:country-asian="GB"/>
    </style:style>
    <style:style style:name="T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 style:parent-style-name="DefaultParagraphFont" style:family="text">
      <style:text-properties style:font-name="Helvetica" style:font-name-asian="Times New Roman" style:font-name-complex="Helvetica" fo:font-style="italic" style:font-style-asian="italic" style:font-style-complex="italic" fo:color="#000000" fo:font-size="10.5pt" style:font-size-asian="10.5pt" style:font-size-complex="10.5pt" style:language-asian="en" style:country-asian="GB"/>
    </style:style>
    <style:style style:name="P5" style:parent-style-name="Normal" style:family="paragraph">
      <style:paragraph-properties fo:text-align="justify" fo:margin-bottom="0.0937in" style:line-height-at-least="0.2187in"/>
    </style:style>
    <style:style style:name="T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9"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1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1"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1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3"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1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16" style:parent-style-name="Normal" style:family="paragraph">
      <style:paragraph-properties fo:text-align="justify" fo:margin-bottom="0.0937in" style:line-height-at-least="0.2187in"/>
    </style:style>
    <style:style style:name="T1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18"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1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0"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2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25" style:parent-style-name="Normal" style:family="paragraph">
      <style:paragraph-properties fo:text-align="justify"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26" style:parent-style-name="Normal" style:family="paragraph">
      <style:paragraph-properties fo:text-align="justify" fo:margin-bottom="0.0937in" style:line-height-at-least="0.2187in"/>
    </style:style>
    <style:style style:name="T27" style:parent-style-name="DefaultParagraphFont" style:family="text">
      <style:text-properties style:font-name="Helvetica" style:font-name-asian="Times New Roman" style:font-name-complex="Helvetica" style:font-weight-complex="bold" fo:color="#000000" fo:font-size="10.5pt" style:font-size-asian="10.5pt" style:font-size-complex="10.5pt" style:language-asian="en" style:country-asian="GB"/>
    </style:style>
    <style:style style:name="T2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2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3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37" style:parent-style-name="Normal" style:family="paragraph">
      <style:paragraph-properties fo:text-align="justify"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38" style:parent-style-name="Normal" style:family="paragraph">
      <style:paragraph-properties fo:text-align="justify"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39" style:parent-style-name="Normal" style:family="paragraph">
      <style:paragraph-properties fo:text-align="justify" fo:margin-bottom="0.0937in" style:line-height-at-least="0.2187in"/>
    </style:style>
    <style:style style:name="T4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5"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4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7"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4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4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5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0"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1"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3"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5"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69"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70" style:parent-style-name="Normal" style:family="paragraph">
      <style:paragraph-properties fo:text-align="justify"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name="P71" style:parent-style-name="Normal" style:family="paragraph">
      <style:paragraph-properties fo:text-align="justify" fo:margin-bottom="0.0937in" style:line-height-at-least="0.2187in"/>
    </style:style>
    <style:style style:name="T72"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3"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74"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5" style:parent-style-name="DefaultParagraphFont" style:family="text">
      <style:text-properties style:font-name="Helvetica" style:font-name-asian="Times New Roman" style:font-name-complex="Helvetica" fo:color="#000000" style:text-position="-38% 100%" fo:font-size="10.5pt" style:font-size-asian="10.5pt" style:font-size-complex="10.5pt" style:language-asian="en" style:country-asian="GB"/>
    </style:style>
    <style:style style:name="T76"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7"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T78" style:parent-style-name="DefaultParagraphFont" style:family="text">
      <style:text-properties style:font-name="Helvetica" style:font-name-asian="Times New Roman" style:font-name-complex="Helvetica" fo:color="#000000" fo:font-size="10.5pt" style:font-size-asian="10.5pt" style:font-size-complex="10.5pt" style:language-asian="en" style:country-asian="GB"/>
    </style:style>
    <style:style style:name="P79" style:parent-style-name="Normal" style:family="paragraph">
      <style:paragraph-properties fo:text-align="justify" fo:margin-bottom="0.0937in" style:line-height-at-least="0.2187in"/>
      <style:text-properties style:font-name="Helvetica" style:font-name-asian="Times New Roman" style:font-name-complex="Helvetica" fo:color="#000000" fo:font-size="10.5pt" style:font-size-asian="10.5pt" style:font-size-complex="10.5pt" style:language-asian="en" style:country-asian="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Conclusions</text:span><text:span text:style-name="T3">:<text:s/></text:span><text:span text:style-name="T4">To be done later.</text:span></text:p>
      <text:p text:style-name="P5"><text:span text:style-name="T6">Following this original purpose</text:span><text:span text:style-name="T7"><text:s/>of the network of GNIP stations to detect atmospheric fallout from nuclear tests during the Cold War</text:span><text:span text:style-name="T8">, simple analysis of Valentia Observatory GNIP station data was conducted, visualising the simple trends and correlations in abundances of<text:s/></text:span><text:span text:style-name="T9"><draw:frame draw:style-name="a0" draw:name="Picture 11" text:anchor-type="as-char" svg:x="0in" svg:y="0in" svg:width="0.2in" svg:height="0.20833in" style:rel-width="scale" style:rel-height="scale"><draw:image xlink:href="media/image1.png" xlink:type="simple" xlink:show="embed" xlink:actuate="onLoad"/><svg:title/><svg:desc>C:\Users\klusa\AppData\Local\Temp\ConnectorClipboard5909824075631801622\image15214647095230.png</svg:desc></draw:frame></text:span><text:span text:style-name="T10">,<text:s/></text:span><text:span text:style-name="T11"><draw:frame draw:style-name="a1" draw:name="Picture 10" text:anchor-type="as-char" svg:x="0in" svg:y="0in" svg:width="0.2in" svg:height="0.20833in" style:rel-width="scale" style:rel-height="scale"><draw:image xlink:href="media/image2.png" xlink:type="simple" xlink:show="embed" xlink:actuate="onLoad"/><svg:title/><svg:desc>C:\Users\klusa\AppData\Local\Temp\ConnectorClipboard5909824075631801622\image15214647095281.png</svg:desc></draw:frame></text:span><text:span text:style-name="T12">and<text:s/></text:span><text:span text:style-name="T13"><draw:frame draw:style-name="a2" draw:name="Picture 9" text:anchor-type="as-char" svg:x="0in" svg:y="0in" svg:width="0.25in" svg:height="0.20833in" style:rel-width="scale" style:rel-height="scale"><draw:image xlink:href="media/image3.png" xlink:type="simple" xlink:show="embed" xlink:actuate="onLoad"/><svg:title/><svg:desc>C:\Users\klusa\AppData\Local\Temp\ConnectorClipboard5909824075631801622\image15214647095312.png</svg:desc></draw:frame></text:span><text:span text:style-name="T14">in time</text:span><text:span text:style-name="T15"><text:s/>(part 1).</text:span></text:p>
      <text:p text:style-name="P16"><text:span text:style-name="T17">A stable linear trend in the abundances of<text:s/></text:span><text:span text:style-name="T18"><draw:frame draw:style-name="a3" draw:name="Picture 14" text:anchor-type="as-char" svg:x="0in" svg:y="0in" svg:width="0.2in" svg:height="0.20833in" style:rel-width="scale" style:rel-height="scale"><draw:image xlink:href="media/image1.png" xlink:type="simple" xlink:show="embed" xlink:actuate="onLoad"/><svg:title/><svg:desc>C:\Users\klusa\AppData\Local\Temp\ConnectorClipboard5909824075631801622\image15214648177960.png</svg:desc></draw:frame></text:span><text:span text:style-name="T19">and<text:s/></text:span><text:span text:style-name="T20"><draw:frame draw:style-name="a4" draw:name="Picture 15" text:anchor-type="as-char" svg:x="0in" svg:y="0in" svg:width="0.25in" svg:height="0.20833in" style:rel-width="scale" style:rel-height="scale"><draw:image xlink:href="media/image3.png" xlink:type="simple" xlink:show="embed" xlink:actuate="onLoad"/><svg:title/><svg:desc>C:\Users\klusa\AppData\Local\Temp\ConnectorClipboard5909824075631801622\image15214648177971.png</svg:desc></draw:frame></text:span><text:span text:style-name="T21"><text:s/>was observed</text:span><text:span text:style-name="T22"><text:s/>few potential outliers in 2005</text:span><text:span text:style-name="T23">, the year when Valentia was rated as both<text:s/></text:span><text:span text:style-name="T24">warmest and the wettest place in Ireland and exceptional compared to years on record. The possible correlation between the abundances of deuterium and oxygen dependence on temperature and rainfall was suggested for future work to provide the thorough analysis.<text:s/></text:span></text:p>
      <text:p text:style-name="P25">For the abundance of tritium,<text:s/>a<text:s/>non-standard peak in the abundance of tritium was observed between the years 1960–1965. As tritium is an essential to the type of fusion used in nuclear weapons design, the increased detection of it was therefore a direct impact of nuclear tests during the Cold War.</text:p>
      <text:p text:style-name="P26"><text:span text:style-name="T27">Concluding the investigation of a correlation between temperature and isotope precipitation (part 2), it<text:s/></text:span><text:span text:style-name="T28">can be said that the average local temperature does influence the global isotope distribution to a significant degree</text:span><text:span text:style-name="T29">.<text:s/></text:span><text:span text:style-name="T30">The present</text:span><text:span text:style-name="T31">ed</text:span><text:span text:style-name="T32"><text:s/>analysis<text:s/></text:span><text:span text:style-name="T33">was</text:span><text:span text:style-name="T34">, however, only suitable to validate general trends, the numerical results d</text:span><text:span text:style-name="T35">id</text:span><text:span text:style-name="T36"><text:s/>not have a statistical certainty high enough to be considered reliable yet.<text:s/></text:span></text:p>
      <text:p text:style-name="P37">Future efforts based on this work could include a finer geographic separation of the GNIP stations,<text:s/>so that the mean isotope values and temperatures<text:s/>would be<text:s/>calculated for smaller areas. In fact, work towards this goal has already begun (see full code file)<text:s/>but<text:s/>it has not been<text:s/>completed yet. However, as influential as temperature has proven to be, the established computational methodology can<text:s/>be<text:s/>easily adapted to investigate possible correlations between other environmental factors too, for example altitude,<text:s/>latitude,<text:s/>or vapour pressure. Overall, MATLAB<text:s/>has proven to be a very suitable tool for this type of analysis.</text:p>
      <text:p text:style-name="P38">The next step in the processing of global isotope data is visualising the distribution with the mapping toolbox, which has also been partially attempted already (see full code file). A first goal in this section would be to mark all GNIP stations on a global projection and indicate trends in average isotope precipitation with different colours. Initially,<text:s/>points would represent the stations, but MATLAB<text:s/>also facilitates the production of texture maps with more fluid transitions. Apart from heavy isotope fractions, the previously named possible influential factors like temperature or altitude can be depicted in the same way. The final step would be to compute geolocated grids containing the relative differences between isotope fraction and influential variable,<text:s/>and project these on a global map. This way, more regions of interest like the tropics where commonly accepted relationships do not hold can easily be found and graphically represented.<text:s/></text:p>
      <text:p text:style-name="P39"><text:span text:style-name="T40">In part 3,<text:s/></text:span><text:span text:style-name="T41">a graphical representation of the data like the one in the original paper of Torri et al. [5] was successfully reproduced.<text:s/></text:span><text:span text:style-name="T42">This was then used to analyse the datasets from the UK and Ireland, and compare them, identifying key differences and preliminary discussion of the root causes for these climatological differences.<text:s/></text:span><text:span text:style-name="T43">It was observed that</text:span><text:span text:style-name="T44">, when considering the British Isles as a whole, and looking at<text:s/></text:span><text:span text:style-name="T45"><draw:frame draw:style-name="a5" draw:name="Picture 4" text:anchor-type="as-char" svg:x="0in" svg:y="0in" svg:width="0.225in" svg:height="0.19167in" style:rel-width="scale" style:rel-height="scale"><draw:image xlink:href="media/image4.png" xlink:type="simple" xlink:show="embed" xlink:actuate="onLoad"/><svg:title/><svg:desc>C:\Users\klusa\AppData\Local\Temp\ConnectorClipboard5909824075631801622\image15214646160060.png</svg:desc></draw:frame></text:span><text:span text:style-name="T46">versus precipitation per day, there was a significant difference to the profile of the tropics, with the minima of<text:s/></text:span><text:span text:style-name="T47"><draw:frame draw:style-name="a6" draw:name="Picture 3" text:anchor-type="as-char" svg:x="0in" svg:y="0in" svg:width="0.20833in" svg:height="0.19167in" style:rel-width="scale" style:rel-height="scale"><draw:image xlink:href="media/image5.png" xlink:type="simple" xlink:show="embed" xlink:actuate="onLoad"/><svg:title/><svg:desc>C:\Users\klusa\AppData\Local\Temp\ConnectorClipboard5909824075631801622\image15214646160131.png</svg:desc></draw:frame></text:span><text:span text:style-name="T48"><text:s/></text:span><text:span text:style-name="T49">being more negative and<text:s/></text:span><text:span text:style-name="T50">occurring</text:span><text:span text:style-name="T51"><text:s/>at a lower precipitation rate than in the<text:s/></text:span><text:span text:style-name="T52">tropics</text:span><text:span text:style-name="T53">.<text:s/></text:span><text:span text:style-name="T54">The hypothesis was</text:span><text:span text:style-name="T55"><text:s/>that this data suggested a<text:s/></text:span><text:span text:style-name="T56">top-heavier</text:span><text:span text:style-name="T57"><text:s/>atmosphere over the British Isles, however this could have been<text:s/></text:span><text:span text:style-name="T58">also<text:s/></text:span><text:span text:style-name="T59">due to other factors that we are unaware of.<text:s/></text:span><text:span text:style-name="T60">It was also seen that</text:span><text:span text:style-name="T61">, within the British Isles, Ireland had data that<text:s/></text:span><text:span text:style-name="T62">suggested</text:span><text:span text:style-name="T63"><text:s/>a more<text:s/></text:span><text:span text:style-name="T64">bottom-heavy</text:span><text:span text:style-name="T65"><text:s/>profile than Britain. We were unsure of why this would be the case, however possible explanations include the fact that the prevailing winds across the British Isles are usually from the West/South-West, and so generally pass over Ireland before Britain. This leads to Ireland having a higher average rate of precipitation per day, as the moist air flowing in from the Atlantic will begin to precipitate as it rises on impact with the landmass of<text:s/></text:span><text:span text:style-name="T66">Ireland. This</text:span><text:span text:style-name="T67"><text:s/>thus may shift the data for Ireland, leading to the appearance of a comparatively more<text:s/></text:span><text:span text:style-name="T68">bottom-heavy</text:span><text:span text:style-name="T69"><text:s/>region.</text:span></text:p>
      <text:p text:style-name="P70">A<text:s/>major area of future development would be to look at increasing the spatial resolution of our datasets across the geographic regions we are interested in (in this case the British Isles), as we currently have the data from all of the stations in the geographic area collected together. This does not allow us to see the differences in the microclimates across the area, and so we do not receive a distinct picture of the isotopic profile of these regions. Therefore, a future avenue of exploration would be to re-separate the collection stations'<text:s/>data and<text:s/>consider the isotope profiles across the British Isles in as much spatial resolution as possible. This would<text:s/>potentially<text:s/>lead to a better comparison of results, and allow us to better judge the geographic trends, and promote a better analysis of the causes of the varying isotopic profiles.<text:s/></text:p>
      <text:p text:style-name="P71"><text:span text:style-name="T72">In a similar vein, this section only considered the relationships between<text:s/></text:span><text:span text:style-name="T73"><draw:frame draw:style-name="a7" draw:name="Picture 17" text:anchor-type="as-char" svg:x="0in" svg:y="0in" svg:width="0.20833in" svg:height="0.19167in" style:rel-width="scale" style:rel-height="scale"><draw:image xlink:href="media/image5.png" xlink:type="simple" xlink:show="embed" xlink:actuate="onLoad"/><svg:title/><svg:desc>C:\Users\klusa\AppData\Local\Temp\ConnectorClipboard5909824075631801622\image15214658454050.png</svg:desc></draw:frame></text:span><text:span text:style-name="T74">and average precipitation rate per day. A wider comparison taking into account multiple variables such as wind speed/direction and pressure would allow a more nuanced view of the factors correlating with the variances in<text:s/></text:span><text:span text:style-name="T75"><draw:frame draw:style-name="a8" draw:name="Picture 16" text:anchor-type="as-char" svg:x="0in" svg:y="0in" svg:width="0.20833in" svg:height="0.19167in" style:rel-width="scale" style:rel-height="scale"><draw:image xlink:href="media/image5.png" xlink:type="simple" xlink:show="embed" xlink:actuate="onLoad"/><svg:title/><svg:desc>C:\Users\klusa\AppData\Local\Temp\ConnectorClipboard5909824075631801622\image15214658454071.png</svg:desc></draw:frame></text:span><text:span text:style-name="T76">, allowing greater confidence in conclusions, and potentially allowing a better model of isotopic effects in the atmosphere to be created. Additionally, we have only considered deuterium in these representations, however this could be expanded to include isotopes of oxygen,<text:s/></text:span><text:span text:style-name="T77">and</text:span><text:span text:style-name="T78"><text:s/>tritium (although, due to its sensitivity to human actions, commented on in part 2, tritium may be less suitable for analysis of climatological effects), and note differences/similarities of the trends in these.</text:span></text:p>
      <text:p text:style-name="P79">The larger overall step would be to use these techniques to analyse the isotope profiles of multiple countries, eventually being able to consider the spread of data across the entire world (or, at least those areas with an ongoing isotope collection station that reports data to the database used for these calculations), and its climate regions. This would allow comparison and consideration between differing and similar climatological areas. These steps would thus ultimately allow an increased depth of modelling and analysis of the total atmosphere, potentially enabling greater accuracy of forecasting, which is a vital application in the modern societ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21" style:display-name="s21" style:family="text" style:parent-style-name="DefaultParagraphFont">
      <style:text-properties fo:font-weight="bold" style:font-weight-asian="bold" style:font-weight-complex="bold"/>
    </style:style>
    <style:style style:name="s3" style:display-name="s3" style:family="text" style:parent-style-name="DefaultParagraphFont"/>
    <style:style style:name="s41" style:display-name="s41" style:family="text" style:parent-style-name="DefaultParagraphFont">
      <style:text-properties fo:font-style="italic" style:font-style-asian="italic" style:font-style-complex="italic"/>
    </style:style>
    <style:style style:name="s0" style:display-name="s0" style:family="text" style:parent-style-name="DefaultParagraphFont"/>
    <style:style style:name="s2" style:display-name="s2" style:family="text" style:parent-style-name="DefaultParagraphFont"/>
    <style:style style:name="s5" style:display-name="s5"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ežka Klustová</meta:initial-creator>
    <dc:creator>Anežka Klustová</dc:creator>
    <meta:creation-date>2018-03-19T13:03:00Z</meta:creation-date>
    <dc:date>2018-03-19T13:41:00Z</dc:date>
    <meta:template xlink:href="Normal" xlink:type="simple"/>
    <meta:editing-cycles>2</meta:editing-cycles>
    <meta:editing-duration>PT2280S</meta:editing-duration>
    <meta:document-statistic meta:page-count="1" meta:paragraph-count="13" meta:word-count="1011" meta:character-count="6763" meta:row-count="48" meta:non-whitespace-character-count="5765"/>
  </office:meta>
</office:document-meta>
</file>